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fo:keep-with-next="alway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2.309cm" style:rel-column-width="8900*"/>
    </style:style>
    <style:style style:name="Tabla1.B" style:family="table-column">
      <style:table-column-properties style:column-width="8.684cm" style:rel-column-width="33474*"/>
    </style:style>
    <style:style style:name="Tabla1.C" style:family="table-column">
      <style:table-column-properties style:column-width="2.91cm" style:rel-column-width="11219*"/>
    </style:style>
    <style:style style:name="Tabla1.D" style:family="table-column">
      <style:table-column-properties style:column-width="3.097cm" style:rel-column-width="11942*"/>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ffe86" officeooo:paragraph-rsid="000ffe86"/>
    </style:style>
    <style:style style:name="P2" style:family="paragraph" style:parent-style-name="Text_20_body">
      <style:text-properties officeooo:rsid="00115ccc" officeooo:paragraph-rsid="00115ccc"/>
    </style:style>
    <style:style style:name="P3" style:family="paragraph" style:parent-style-name="Text_20_body">
      <style:text-properties officeooo:rsid="00120ec1" officeooo:paragraph-rsid="00120ec1"/>
    </style:style>
    <style:style style:name="P4" style:family="paragraph" style:parent-style-name="Text_20_body">
      <style:text-properties officeooo:rsid="00135733" officeooo:paragraph-rsid="00135733"/>
    </style:style>
    <style:style style:name="P5" style:family="paragraph" style:parent-style-name="Text_20_body">
      <style:text-properties officeooo:rsid="0017fb26" officeooo:paragraph-rsid="0017fb26"/>
    </style:style>
    <style:style style:name="P6" style:family="paragraph" style:parent-style-name="Text_20_body">
      <style:text-properties officeooo:rsid="001b51b2" officeooo:paragraph-rsid="001b51b2"/>
    </style:style>
    <style:style style:name="P7" style:family="paragraph" style:parent-style-name="Text_20_body">
      <style:text-properties style:font-name="Times New Roman" fo:font-size="12pt" officeooo:rsid="00257e0a" officeooo:paragraph-rsid="00257e0a" style:font-size-asian="12pt" style:font-size-complex="12pt"/>
    </style:style>
    <style:style style:name="P8" style:family="paragraph" style:parent-style-name="Text_20_body">
      <style:text-properties style:font-name="Times New Roman" fo:font-size="12pt" officeooo:rsid="002724e4" officeooo:paragraph-rsid="002724e4" style:font-size-asian="12pt" style:font-size-complex="12pt"/>
    </style:style>
    <style:style style:name="P9" style:family="paragraph" style:parent-style-name="Text_20_body">
      <style:text-properties style:font-name="Times New Roman" fo:font-size="12pt" officeooo:rsid="00296398" officeooo:paragraph-rsid="00296398" style:font-size-asian="12pt" style:font-size-complex="12pt"/>
    </style:style>
    <style:style style:name="P10" style:family="paragraph" style:parent-style-name="Text_20_body">
      <style:text-properties officeooo:paragraph-rsid="0038cbf0"/>
    </style:style>
    <style:style style:name="P11" style:family="paragraph" style:parent-style-name="Text_20_body">
      <style:text-properties officeooo:rsid="003cb946" officeooo:paragraph-rsid="003cb946"/>
    </style:style>
    <style:style style:name="P12" style:family="paragraph" style:parent-style-name="Standard">
      <style:paragraph-properties fo:text-align="end" style:justify-single-word="false"/>
      <style:text-properties fo:font-weight="bold" officeooo:rsid="000ffe86" officeooo:paragraph-rsid="000ffe86" style:font-weight-asian="bold" style:font-weight-complex="bold"/>
    </style:style>
    <style:style style:name="P13" style:family="paragraph" style:parent-style-name="Standard">
      <style:paragraph-properties fo:text-align="start" style:justify-single-word="false"/>
      <style:text-properties fo:font-weight="bold" officeooo:rsid="000ffe86" officeooo:paragraph-rsid="000ffe86" style:font-weight-asian="bold" style:font-weight-complex="bold"/>
    </style:style>
    <style:style style:name="P14" style:family="paragraph" style:parent-style-name="Standard">
      <style:text-properties officeooo:rsid="002365d3" officeooo:paragraph-rsid="002365d3"/>
    </style:style>
    <style:style style:name="P15" style:family="paragraph" style:parent-style-name="Standard">
      <style:text-properties style:font-name="Times New Roman" fo:font-size="12pt" officeooo:rsid="0033e860" officeooo:paragraph-rsid="0033e860" style:font-size-asian="12pt" style:font-size-complex="12pt"/>
    </style:style>
    <style:style style:name="P16" style:family="paragraph" style:parent-style-name="Standard">
      <style:text-properties style:font-name="Times New Roman" fo:font-size="12pt" officeooo:rsid="0033e860" officeooo:paragraph-rsid="0034fb8a" style:font-size-asian="12pt" style:font-size-complex="12pt"/>
    </style:style>
    <style:style style:name="P17" style:family="paragraph" style:parent-style-name="Standard">
      <style:text-properties style:font-name="Times New Roman" fo:font-size="12pt" officeooo:rsid="0037af98" officeooo:paragraph-rsid="0037af98" style:font-size-asian="12pt" style:font-size-complex="12pt"/>
    </style:style>
    <style:style style:name="P18" style:family="paragraph" style:parent-style-name="Standard">
      <style:text-properties style:font-name="Times New Roman" fo:font-size="12pt" officeooo:rsid="0038cbf0" officeooo:paragraph-rsid="0038cbf0" style:font-size-asian="12pt" style:font-size-complex="12pt"/>
    </style:style>
    <style:style style:name="P19" style:family="paragraph" style:parent-style-name="Standard">
      <style:text-properties style:font-name="Times New Roman" fo:font-size="12pt" style:text-underline-style="none" officeooo:rsid="0035e6bb" officeooo:paragraph-rsid="0035e6bb" style:font-size-asian="12pt" style:font-size-complex="12pt"/>
    </style:style>
    <style:style style:name="P20" style:family="paragraph" style:parent-style-name="Standard">
      <style:text-properties officeooo:paragraph-rsid="00395d7f"/>
    </style:style>
    <style:style style:name="P21" style:family="paragraph" style:parent-style-name="Standard">
      <style:text-properties officeooo:rsid="003eac10" officeooo:paragraph-rsid="003eac10"/>
    </style:style>
    <style:style style:name="P22" style:family="paragraph" style:parent-style-name="Standard">
      <style:text-properties officeooo:rsid="00434202" officeooo:paragraph-rsid="00434202"/>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officeooo:rsid="001c8a36" officeooo:paragraph-rsid="001c8a36" style:font-weight-asian="bold" style:font-weight-complex="bold"/>
    </style:style>
    <style:style style:name="P25" style:family="paragraph" style:parent-style-name="Table_20_Contents">
      <style:text-properties fo:font-weight="bold" officeooo:rsid="002365d3" officeooo:paragraph-rsid="002365d3" style:font-weight-asian="bold" style:font-weight-complex="bold"/>
    </style:style>
    <style:style style:name="P26" style:family="paragraph" style:parent-style-name="Table_20_Contents">
      <style:text-properties fo:font-weight="bold" officeooo:rsid="002365d3" officeooo:paragraph-rsid="00252c1c" style:font-weight-asian="bold" style:font-weight-complex="bold"/>
    </style:style>
    <style:style style:name="P27" style:family="paragraph" style:parent-style-name="Table_20_Contents">
      <style:text-properties fo:font-weight="bold" officeooo:rsid="002365d3" officeooo:paragraph-rsid="0034fb8a" style:font-weight-asian="bold" style:font-weight-complex="bold"/>
    </style:style>
    <style:style style:name="P28" style:family="paragraph" style:parent-style-name="Table_20_Contents">
      <style:text-properties fo:font-weight="bold" officeooo:rsid="001c9f13" officeooo:paragraph-rsid="001c9f13" style:font-weight-asian="bold" style:font-weight-complex="bold"/>
    </style:style>
    <style:style style:name="P29" style:family="paragraph" style:parent-style-name="Table_20_Contents">
      <style:paragraph-properties fo:text-align="center" style:justify-single-word="false"/>
      <style:text-properties fo:font-weight="bold" officeooo:rsid="001c9f13" officeooo:paragraph-rsid="001c9f13" style:font-weight-asian="bold" style:font-weight-complex="bold"/>
    </style:style>
    <style:style style:name="P30" style:family="paragraph" style:parent-style-name="Table_20_Contents">
      <style:paragraph-properties fo:text-align="center" style:justify-single-word="false"/>
      <style:text-properties fo:font-weight="bold" officeooo:rsid="001c9f13" officeooo:paragraph-rsid="0034fb8a" style:font-weight-asian="bold" style:font-weight-complex="bold"/>
    </style:style>
    <style:style style:name="P31" style:family="paragraph" style:parent-style-name="Table_20_Contents">
      <style:text-properties fo:font-weight="bold" officeooo:rsid="001c9f13" officeooo:paragraph-rsid="0034fb8a" style:font-weight-asian="bold" style:font-weight-complex="bold"/>
    </style:style>
    <style:style style:name="P32" style:family="paragraph" style:parent-style-name="Table_20_Contents">
      <style:text-properties fo:font-weight="bold" officeooo:paragraph-rsid="0034fb8a" style:font-weight-asian="bold" style:font-weight-complex="bold"/>
    </style:style>
    <style:style style:name="P33" style:family="paragraph" style:parent-style-name="Table_20_Contents">
      <style:paragraph-properties fo:text-align="center" style:justify-single-word="false"/>
      <style:text-properties officeooo:rsid="0021facf" officeooo:paragraph-rsid="0021facf"/>
    </style:style>
    <style:style style:name="P34" style:family="paragraph" style:parent-style-name="Table_20_Contents">
      <style:paragraph-properties fo:text-align="center" style:justify-single-word="false"/>
      <style:text-properties officeooo:rsid="001c8a36" officeooo:paragraph-rsid="001c8a36"/>
    </style:style>
    <style:style style:name="P35" style:family="paragraph" style:parent-style-name="Table_20_Contents">
      <style:text-properties style:font-name="Times New Roman" fo:font-size="12pt" fo:font-weight="bold" officeooo:rsid="00276278" officeooo:paragraph-rsid="00276278"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42" style:family="paragraph" style:parent-style-name="Table_20_Contents">
      <style:text-properties style:font-name="Times New Roman" fo:font-size="12pt" fo:font-weight="bold" officeooo:rsid="00276278" officeooo:paragraph-rsid="00298b47" style:font-size-asian="12pt" style:font-weight-asian="bold" style:font-size-complex="12pt" style:font-weight-complex="bold"/>
    </style:style>
    <style:style style:name="P43" style:family="paragraph" style:parent-style-name="Table_20_Contents">
      <style:text-properties style:font-name="Times New Roman" fo:font-size="12pt" fo:font-weight="bold" officeooo:rsid="00276278" officeooo:paragraph-rsid="0034fb8a" style:font-size-asian="12pt" style:font-weight-asian="bold" style:font-size-complex="12pt" style:font-weight-complex="bold"/>
    </style:style>
    <style:style style:name="P44" style:family="paragraph" style:parent-style-name="Table_20_Contents">
      <style:text-properties style:font-name="Times New Roman" fo:font-size="12pt" fo:font-weight="bold" officeooo:rsid="00276278" officeooo:paragraph-rsid="0038cbf0" style:font-size-asian="12pt" style:font-weight-asian="bold" style:font-size-complex="12pt" style:font-weight-complex="bold"/>
    </style:style>
    <style:style style:name="P45" style:family="paragraph" style:parent-style-name="Table_20_Contents">
      <style:text-properties style:font-name="Times New Roman" fo:font-size="12pt" fo:font-weight="bold" officeooo:rsid="00276278" officeooo:paragraph-rsid="00395d7f" style:font-size-asian="12pt" style:font-weight-asian="bold" style:font-size-complex="12pt" style:font-weight-complex="bold"/>
    </style:style>
    <style:style style:name="P46" style:family="paragraph" style:parent-style-name="Table_20_Contents">
      <style:text-properties style:font-name="Times New Roman" fo:font-size="12pt" fo:font-weight="bold" officeooo:rsid="00276278" officeooo:paragraph-rsid="003c0954" style:font-size-asian="12pt" style:font-weight-asian="bold" style:font-size-complex="12pt" style:font-weight-complex="bold"/>
    </style:style>
    <style:style style:name="P47" style:family="paragraph" style:parent-style-name="Table">
      <style:paragraph-properties fo:margin-top="0cm" fo:margin-bottom="0cm" loext:contextual-spacing="false" fo:line-height="100%" fo:text-align="center" style:justify-single-word="false"/>
    </style:style>
    <style:style style:name="P48" style:family="paragraph" style:parent-style-name="Table">
      <style:paragraph-properties fo:margin-top="0cm" fo:margin-bottom="0cm" loext:contextual-spacing="false" fo:line-height="100%" fo:text-align="center" style:justify-single-word="false"/>
      <style:text-properties officeooo:rsid="002365d3" officeooo:paragraph-rsid="002365d3"/>
    </style:style>
    <style:style style:name="P49" style:family="paragraph" style:parent-style-name="Table">
      <style:paragraph-properties fo:margin-top="0cm" fo:margin-bottom="0cm" loext:contextual-spacing="false" fo:text-align="center" style:justify-single-word="false"/>
    </style:style>
    <style:style style:name="P50" style:family="paragraph" style:parent-style-name="Table">
      <style:paragraph-properties fo:margin-top="0cm" fo:margin-bottom="0cm" loext:contextual-spacing="false" fo:text-align="center" style:justify-single-word="false"/>
      <style:text-properties officeooo:rsid="00252c1c" officeooo:paragraph-rsid="00252c1c"/>
    </style:style>
    <style:style style:name="P51" style:family="paragraph" style:parent-style-name="Table">
      <style:paragraph-properties fo:margin-top="0cm" fo:margin-bottom="0cm" loext:contextual-spacing="false" fo:text-align="center" style:justify-single-word="false"/>
      <style:text-properties officeooo:rsid="00296398" officeooo:paragraph-rsid="00296398"/>
    </style:style>
    <style:style style:name="P52" style:family="paragraph" style:parent-style-name="Table">
      <style:paragraph-properties fo:margin-top="0cm" fo:margin-bottom="0cm" loext:contextual-spacing="false" fo:text-align="center" style:justify-single-word="false"/>
      <style:text-properties officeooo:rsid="002b98ff" officeooo:paragraph-rsid="002b98ff"/>
    </style:style>
    <style:style style:name="P53" style:family="paragraph" style:parent-style-name="Table">
      <style:paragraph-properties fo:margin-top="0cm" fo:margin-bottom="0cm" loext:contextual-spacing="false" fo:text-align="center" style:justify-single-word="false"/>
      <style:text-properties officeooo:rsid="0034fb8a" officeooo:paragraph-rsid="0034fb8a"/>
    </style:style>
    <style:style style:name="P54" style:family="paragraph" style:parent-style-name="Table">
      <style:paragraph-properties fo:margin-top="0cm" fo:margin-bottom="0cm" loext:contextual-spacing="false" fo:text-align="center" style:justify-single-word="false"/>
      <style:text-properties officeooo:rsid="003cb946" officeooo:paragraph-rsid="003cb946"/>
    </style:style>
    <style:style style:name="P55" style:family="paragraph" style:parent-style-name="Table_20_Contents">
      <style:paragraph-properties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56" style:family="paragraph" style:parent-style-name="Table_20_Contents">
      <style:paragraph-properties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57" style:family="paragraph" style:parent-style-name="Table_20_Contents">
      <style:paragraph-properties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58" style:family="paragraph" style:parent-style-name="Table_20_Contents">
      <style:text-properties style:font-name="Times New Roman" fo:font-size="12pt" fo:font-weight="bold" officeooo:rsid="00276278" officeooo:paragraph-rsid="0044bfad" style:font-size-asian="12pt" style:font-weight-asian="bold" style:font-size-complex="12pt" style:font-weight-complex="bold"/>
    </style:style>
    <style:style style:name="P59" style:family="paragraph" style:parent-style-name="Table_20_Contents">
      <style:text-properties style:font-name="Times New Roman" fo:font-size="12pt" fo:font-weight="bold" officeooo:rsid="00276278" officeooo:paragraph-rsid="004a3012" style:font-size-asian="12pt" style:font-weight-asian="bold" style:font-size-complex="12pt" style:font-weight-complex="bold"/>
    </style:style>
    <style:style style:name="P60" style:family="paragraph" style:parent-style-name="Table_20_Contents">
      <style:text-properties style:font-name="Times New Roman" fo:font-size="12pt" fo:font-weight="bold" officeooo:rsid="00276278" officeooo:paragraph-rsid="004cca0c" style:font-size-asian="12pt" style:font-weight-asian="bold" style:font-size-complex="12pt" style:font-weight-complex="bold"/>
    </style:style>
    <style:style style:name="P61" style:family="paragraph" style:parent-style-name="Table_20_Contents">
      <style:paragraph-properties fo:text-align="center" style:justify-single-word="false"/>
      <style:text-properties fo:font-weight="bold" officeooo:rsid="001c9f13" officeooo:paragraph-rsid="0046752d" style:font-weight-asian="bold" style:font-weight-complex="bold"/>
    </style:style>
    <style:style style:name="P62" style:family="paragraph" style:parent-style-name="Table_20_Contents">
      <style:paragraph-properties fo:text-align="center" style:justify-single-word="false"/>
      <style:text-properties fo:font-weight="bold" officeooo:rsid="001c9f13" officeooo:paragraph-rsid="004d6d70" style:font-weight-asian="bold" style:font-weight-complex="bold"/>
    </style:style>
    <style:style style:name="P63" style:family="paragraph" style:parent-style-name="Table_20_Contents">
      <style:text-properties fo:font-weight="bold" officeooo:rsid="001c9f13" officeooo:paragraph-rsid="0046752d" style:font-weight-asian="bold" style:font-weight-complex="bold"/>
    </style:style>
    <style:style style:name="P64" style:family="paragraph" style:parent-style-name="Table_20_Contents">
      <style:text-properties fo:font-weight="bold" officeooo:rsid="001c9f13" officeooo:paragraph-rsid="004d6d70" style:font-weight-asian="bold" style:font-weight-complex="bold"/>
    </style:style>
    <style:style style:name="P65" style:family="paragraph" style:parent-style-name="Table_20_Contents">
      <style:text-properties fo:font-weight="bold" officeooo:rsid="002365d3" officeooo:paragraph-rsid="0046752d" style:font-weight-asian="bold" style:font-weight-complex="bold"/>
    </style:style>
    <style:style style:name="P66" style:family="paragraph" style:parent-style-name="Table_20_Contents">
      <style:text-properties fo:font-weight="bold" officeooo:rsid="002365d3" officeooo:paragraph-rsid="004d6d70" style:font-weight-asian="bold" style:font-weight-complex="bold"/>
    </style:style>
    <style:style style:name="P67" style:family="paragraph" style:parent-style-name="Table_20_Contents">
      <style:text-properties fo:font-weight="bold" officeooo:paragraph-rsid="0046752d" style:font-weight-asian="bold" style:font-weight-complex="bold"/>
    </style:style>
    <style:style style:name="P68" style:family="paragraph" style:parent-style-name="Table_20_Contents">
      <style:text-properties fo:font-weight="bold" officeooo:paragraph-rsid="004d6d70" style:font-weight-asian="bold" style:font-weight-complex="bold"/>
    </style:style>
    <style:style style:name="P69" style:family="paragraph" style:parent-style-name="Heading_20_3">
      <style:text-properties officeooo:paragraph-rsid="004a3012"/>
    </style:style>
    <style:style style:name="P70" style:family="paragraph" style:parent-style-name="Table">
      <style:paragraph-properties fo:margin-top="0cm" fo:margin-bottom="0cm" loext:contextual-spacing="false" fo:text-align="center" style:justify-single-word="false"/>
    </style:style>
    <style:style style:name="P71" style:family="paragraph" style:parent-style-name="Table">
      <style:paragraph-properties fo:margin-top="0cm" fo:margin-bottom="0cm" loext:contextual-spacing="false" fo:text-align="center" style:justify-single-word="false"/>
      <style:text-properties officeooo:rsid="0044bfad" officeooo:paragraph-rsid="0044bfad"/>
    </style:style>
    <style:style style:name="P72" style:family="paragraph" style:parent-style-name="Table">
      <style:paragraph-properties fo:margin-top="0cm" fo:margin-bottom="0cm" loext:contextual-spacing="false" fo:text-align="center" style:justify-single-word="false"/>
      <style:text-properties officeooo:rsid="00486b93" officeooo:paragraph-rsid="00486b93"/>
    </style:style>
    <style:style style:name="P73" style:family="paragraph" style:parent-style-name="Table">
      <style:paragraph-properties fo:margin-top="0cm" fo:margin-bottom="0cm" loext:contextual-spacing="false" fo:text-align="center" style:justify-single-word="false"/>
      <style:text-properties officeooo:rsid="004acc33" officeooo:paragraph-rsid="004acc33"/>
    </style:style>
    <style:style style:name="P74" style:family="paragraph" style:parent-style-name="Table">
      <style:paragraph-properties fo:margin-top="0cm" fo:margin-bottom="0cm" loext:contextual-spacing="false" fo:text-align="center" style:justify-single-word="false"/>
      <style:text-properties officeooo:rsid="004cca0c" officeooo:paragraph-rsid="004cca0c"/>
    </style:style>
    <style:style style:name="P75" style:family="paragraph" style:parent-style-name="Table">
      <style:paragraph-properties fo:margin-top="0cm" fo:margin-bottom="0cm" loext:contextual-spacing="false" fo:text-align="center" style:justify-single-word="false"/>
      <style:text-properties officeooo:rsid="004d6d70" officeooo:paragraph-rsid="004d6d70"/>
    </style:style>
    <style:style style:name="P76" style:family="paragraph" style:parent-style-name="Standard">
      <style:text-properties officeooo:rsid="00434202" officeooo:paragraph-rsid="00434202"/>
    </style:style>
    <style:style style:name="P77" style:family="paragraph" style:parent-style-name="Standard">
      <style:text-properties officeooo:rsid="00434202" officeooo:paragraph-rsid="0044bfad"/>
    </style:style>
    <style:style style:name="P78" style:family="paragraph" style:parent-style-name="Standard">
      <style:text-properties officeooo:rsid="0044bfad" officeooo:paragraph-rsid="0044bfad"/>
    </style:style>
    <style:style style:name="P79" style:family="paragraph" style:parent-style-name="Standard">
      <style:text-properties officeooo:paragraph-rsid="0044bfad"/>
    </style:style>
    <style:style style:name="P80" style:family="paragraph" style:parent-style-name="Standard">
      <style:text-properties officeooo:paragraph-rsid="0046752d"/>
    </style:style>
    <style:style style:name="P81" style:family="paragraph" style:parent-style-name="Standard">
      <style:text-properties officeooo:rsid="00486b93" officeooo:paragraph-rsid="00486b93"/>
    </style:style>
    <style:style style:name="P82" style:family="paragraph" style:parent-style-name="Standard">
      <style:text-properties officeooo:rsid="00486b93" officeooo:paragraph-rsid="004a3012"/>
    </style:style>
    <style:style style:name="P83" style:family="paragraph" style:parent-style-name="Standard">
      <style:text-properties officeooo:rsid="00486b93" officeooo:paragraph-rsid="004cca0c"/>
    </style:style>
    <style:style style:name="P84" style:family="paragraph" style:parent-style-name="Standard">
      <style:text-properties officeooo:rsid="004acc33" officeooo:paragraph-rsid="004acc33"/>
    </style:style>
    <style:style style:name="P85" style:family="paragraph" style:parent-style-name="Standard">
      <style:text-properties officeooo:rsid="004cca0c" officeooo:paragraph-rsid="004cca0c"/>
    </style:style>
    <style:style style:name="P86" style:family="paragraph" style:parent-style-name="Standard">
      <style:text-properties officeooo:rsid="004cca0c" officeooo:paragraph-rsid="004d6d70"/>
    </style:style>
    <style:style style:name="P87" style:family="paragraph" style:parent-style-name="Standard">
      <style:text-properties officeooo:rsid="004f1362" officeooo:paragraph-rsid="004f1362"/>
    </style:style>
    <style:style style:name="P88" style:family="paragraph" style:parent-style-name="Text_20_body" style:list-style-name="L1">
      <style:paragraph-properties fo:margin-top="0cm" fo:margin-bottom="0.199cm" loext:contextual-spacing="false" fo:line-height="100%" fo:text-align="justify" style:justify-single-word="false"/>
      <style:text-properties style:font-name="Times New Roman1" fo:font-size="12pt" officeooo:rsid="00515d93" officeooo:paragraph-rsid="00219129" style:font-size-asian="12pt" style:font-size-complex="12pt"/>
    </style:style>
    <style:style style:name="P89" style:family="paragraph" style:parent-style-name="Text_20_body" style:list-style-name="L1">
      <style:paragraph-properties fo:margin-top="0cm" fo:margin-bottom="0.199cm" loext:contextual-spacing="false" fo:line-height="100%" fo:text-align="justify" style:justify-single-word="false"/>
      <style:text-properties style:font-name="Times New Roman1" fo:font-size="12pt" officeooo:rsid="00515d93" officeooo:paragraph-rsid="0021787b" style:font-size-asian="12pt" style:font-size-complex="12pt"/>
    </style:style>
    <style:style style:name="P90" style:family="paragraph" style:parent-style-name="Text_20_body" style:list-style-name="L4">
      <style:paragraph-properties fo:margin-top="0cm" fo:margin-bottom="0.199cm" loext:contextual-spacing="false" fo:line-height="100%" fo:text-align="justify" style:justify-single-word="false"/>
      <style:text-properties style:font-name="Times New Roman1" fo:font-size="12pt" officeooo:rsid="00515d93" officeooo:paragraph-rsid="001f8e01" style:font-size-asian="12pt" style:font-size-complex="12pt"/>
    </style:style>
    <style:style style:name="P91" style:family="paragraph" style:parent-style-name="Text_20_body" style:list-style-name="L4">
      <style:paragraph-properties fo:margin-top="0cm" fo:margin-bottom="0.199cm" loext:contextual-spacing="false" fo:line-height="100%" fo:text-align="justify" style:justify-single-word="false"/>
      <style:text-properties style:font-name="Times New Roman1" fo:font-size="12pt" officeooo:rsid="00515d93" officeooo:paragraph-rsid="0021787b" style:font-size-asian="12pt" style:font-size-complex="12pt"/>
    </style:style>
    <style:style style:name="P92" style:family="paragraph" style:parent-style-name="Text_20_body" style:list-style-name="L2">
      <style:paragraph-properties fo:margin-top="0cm" fo:margin-bottom="0.199cm" loext:contextual-spacing="false" fo:line-height="100%" fo:text-align="justify" style:justify-single-word="false"/>
      <style:text-properties style:font-name="Times New Roman1" fo:font-size="12pt" officeooo:rsid="00219129" officeooo:paragraph-rsid="00219129" style:font-size-asian="12pt" style:font-size-complex="12pt"/>
    </style:style>
    <style:style style:name="P93" style:family="paragraph" style:parent-style-name="Text_20_body" style:list-style-name="L2">
      <style:paragraph-properties fo:margin-top="0cm" fo:margin-bottom="0.199cm" loext:contextual-spacing="false" fo:line-height="100%" fo:text-align="justify" style:justify-single-word="false"/>
      <style:text-properties officeooo:paragraph-rsid="0021787b"/>
    </style:style>
    <style:style style:name="P94" style:family="paragraph" style:parent-style-name="Text_20_body" style:list-style-name="L3">
      <loext:graphic-properties draw:fill="none"/>
      <style:paragraph-properties fo:margin-top="0cm" fo:margin-bottom="0.199cm" loext:contextual-spacing="false" fo:line-height="100%" fo:text-align="justify" style:justify-single-word="false" fo:background-color="transparent"/>
      <style:text-properties officeooo:paragraph-rsid="00219129"/>
    </style:style>
    <style:style style:name="T1" style:family="text">
      <style:text-properties officeooo:rsid="00115ccc"/>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77f004" style:font-size-asian="12pt" style:font-size-complex="12pt"/>
    </style:style>
    <style:style style:name="T4" style:family="text">
      <style:text-properties style:font-name="Times New Roman" fo:font-size="12pt" officeooo:rsid="001b51b2" style:font-size-asian="12pt" style:font-size-complex="12pt"/>
    </style:style>
    <style:style style:name="T5" style:family="text">
      <style:text-properties style:font-name="Times New Roman" fo:font-size="12pt" officeooo:rsid="001c8a36" style:font-size-asian="12pt" style:font-size-complex="12pt"/>
    </style:style>
    <style:style style:name="T6" style:family="text">
      <style:text-properties style:font-name="Times New Roman" fo:font-size="12pt" officeooo:rsid="001f35aa" style:font-size-asian="12pt" style:font-size-complex="12pt"/>
    </style:style>
    <style:style style:name="T7" style:family="text">
      <style:text-properties style:font-name="Times New Roman" fo:font-size="12pt" officeooo:rsid="001f8e01" style:font-size-asian="12pt" style:font-size-complex="12pt"/>
    </style:style>
    <style:style style:name="T8" style:family="text">
      <style:text-properties officeooo:rsid="0016f00e"/>
    </style:style>
    <style:style style:name="T9" style:family="text">
      <style:text-properties officeooo:rsid="0018f750"/>
    </style:style>
    <style:style style:name="T10" style:family="text">
      <style:text-properties officeooo:rsid="001f8e01"/>
    </style:style>
    <style:style style:name="T11" style:family="text">
      <style:text-properties officeooo:rsid="0021787b"/>
    </style:style>
    <style:style style:name="T12" style:family="text">
      <style:text-properties officeooo:rsid="00219129"/>
    </style:style>
    <style:style style:name="T13" style:family="text">
      <style:text-properties officeooo:rsid="0052448d"/>
    </style:style>
    <style:style style:name="T14" style:family="text">
      <style:text-properties style:font-name="Times New Roman1" fo:font-size="12pt" officeooo:rsid="00515d93" style:font-size-asian="12pt" style:font-size-complex="12pt"/>
    </style:style>
    <style:style style:name="T15" style:family="text">
      <style:text-properties style:font-name="Times New Roman1" fo:font-size="12pt" officeooo:rsid="00517fda" style:font-size-asian="12pt" style:font-size-complex="12pt"/>
    </style:style>
    <style:style style:name="T16" style:family="text">
      <style:text-properties style:font-name="Times New Roman1" fo:font-size="12pt" officeooo:rsid="0021787b" style:font-size-asian="12pt" style:font-size-complex="12pt"/>
    </style:style>
    <style:style style:name="T17" style:family="text">
      <style:text-properties style:font-name="Times New Roman1" fo:font-size="12pt" fo:font-weight="normal" officeooo:rsid="00219129" style:font-size-asian="12pt" style:font-weight-asian="normal" style:font-size-complex="12pt" style:font-weight-complex="normal"/>
    </style:style>
    <style:style style:name="T18" style:family="text">
      <style:text-properties style:font-name="Times New Roman1" fo:font-size="12pt" fo:font-weight="normal" officeooo:rsid="00515d93" style:font-size-asian="12pt" style:font-weight-asian="normal" style:font-size-complex="12pt" style:font-weight-complex="normal"/>
    </style:style>
    <style:style style:name="T19" style:family="text">
      <style:text-properties style:font-name="Times New Roman1" fo:font-size="12pt" fo:font-weight="normal" officeooo:rsid="0052448d" style:font-size-asian="12pt" style:font-weight-asian="normal" style:font-size-complex="12pt" style:font-weight-complex="normal"/>
    </style:style>
    <style:style style:name="T20" style:family="text">
      <style:text-properties style:font-name="Times New Roman1" fo:font-size="12pt" fo:font-weight="normal" officeooo:rsid="00252c1c" style:font-size-asian="12pt" style:font-weight-asian="normal" style:font-size-complex="12pt" style:font-weight-complex="normal"/>
    </style:style>
    <style:style style:name="T21" style:family="text">
      <style:text-properties style:font-name="Times New Roman1" fo:font-size="12pt" fo:font-weight="normal" officeooo:rsid="0037af98" style:font-size-asian="12pt" style:font-weight-asian="normal" style:font-size-complex="12pt" style:font-weight-complex="normal"/>
    </style:style>
    <style:style style:name="T22" style:family="text">
      <style:text-properties style:font-name="Times New Roman1" fo:font-size="12pt" fo:font-weight="normal" officeooo:rsid="0046752d" style:font-size-asian="12pt" style:font-weight-asian="normal" style:font-size-complex="12pt" style:font-weight-complex="normal"/>
    </style:style>
    <style:style style:name="T23" style:family="text">
      <style:text-properties style:font-name="Times New Roman1" fo:font-size="12pt" fo:font-weight="normal" officeooo:rsid="004d6d70" style:font-size-asian="12pt" style:font-weight-asian="normal" style:font-size-complex="12pt" style:font-weight-complex="normal"/>
    </style:style>
    <style:style style:name="T24" style:family="text">
      <style:text-properties officeooo:rsid="00515d93"/>
    </style:style>
    <style:style style:name="T25" style:family="text">
      <style:text-properties fo:font-weight="bold" style:font-weight-asian="bold" style:font-weight-complex="bold"/>
    </style:style>
    <style:style style:name="T26" style:family="text">
      <style:text-properties fo:font-weight="bold" officeooo:rsid="0030e137"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52c1c" style:font-weight-asian="normal" style:font-weight-complex="normal"/>
    </style:style>
    <style:style style:name="T29" style:family="text">
      <style:text-properties fo:font-weight="normal" officeooo:rsid="0027f703" style:font-weight-asian="normal" style:font-weight-complex="normal"/>
    </style:style>
    <style:style style:name="T30" style:family="text">
      <style:text-properties fo:font-weight="normal" officeooo:rsid="00298b47" style:font-weight-asian="normal" style:font-weight-complex="normal"/>
    </style:style>
    <style:style style:name="T31" style:family="text">
      <style:text-properties fo:font-weight="normal" officeooo:rsid="002ee235" style:font-weight-asian="normal" style:font-weight-complex="normal"/>
    </style:style>
    <style:style style:name="T32" style:family="text">
      <style:text-properties fo:font-weight="normal" officeooo:rsid="0030e137" style:font-weight-asian="normal" style:font-weight-complex="normal"/>
    </style:style>
    <style:style style:name="T33" style:family="text">
      <style:text-properties fo:font-weight="normal" officeooo:rsid="00326242" style:font-weight-asian="normal" style:font-weight-complex="normal"/>
    </style:style>
    <style:style style:name="T34" style:family="text">
      <style:text-properties fo:font-weight="normal" officeooo:rsid="0034fb8a" style:font-weight-asian="normal" style:font-weight-complex="normal"/>
    </style:style>
    <style:style style:name="T35" style:family="text">
      <style:text-properties fo:font-weight="normal" officeooo:rsid="0037af98" style:font-weight-asian="normal" style:font-weight-complex="normal"/>
    </style:style>
    <style:style style:name="T36" style:family="text">
      <style:text-properties fo:font-weight="normal" officeooo:rsid="0038cbf0" style:font-weight-asian="normal" style:font-weight-complex="normal"/>
    </style:style>
    <style:style style:name="T37" style:family="text">
      <style:text-properties fo:font-weight="normal" officeooo:rsid="00395d7f" style:font-weight-asian="normal" style:font-weight-complex="normal"/>
    </style:style>
    <style:style style:name="T38" style:family="text">
      <style:text-properties fo:font-weight="normal" officeooo:rsid="003a9038" style:font-weight-asian="normal" style:font-weight-complex="normal"/>
    </style:style>
    <style:style style:name="T39" style:family="text">
      <style:text-properties fo:font-weight="normal" officeooo:rsid="003c0954" style:font-weight-asian="normal" style:font-weight-complex="normal"/>
    </style:style>
    <style:style style:name="T40" style:family="text">
      <style:text-properties fo:font-weight="normal" officeooo:rsid="0044bfad" style:font-weight-asian="normal" style:font-weight-complex="normal"/>
    </style:style>
    <style:style style:name="T41" style:family="text">
      <style:text-properties fo:font-weight="normal" officeooo:rsid="0046752d" style:font-weight-asian="normal" style:font-weight-complex="normal"/>
    </style:style>
    <style:style style:name="T42" style:family="text">
      <style:text-properties fo:font-weight="normal" officeooo:rsid="00486b93" style:font-weight-asian="normal" style:font-weight-complex="normal"/>
    </style:style>
    <style:style style:name="T43" style:family="text">
      <style:text-properties fo:font-weight="normal" officeooo:rsid="004a3012" style:font-weight-asian="normal" style:font-weight-complex="normal"/>
    </style:style>
    <style:style style:name="T44" style:family="text">
      <style:text-properties fo:font-weight="normal" officeooo:rsid="004acc33" style:font-weight-asian="normal" style:font-weight-complex="normal"/>
    </style:style>
    <style:style style:name="T45" style:family="text">
      <style:text-properties fo:font-weight="normal" officeooo:rsid="004cca0c" style:font-weight-asian="normal" style:font-weight-complex="normal"/>
    </style:style>
    <style:style style:name="T46" style:family="text">
      <style:text-properties fo:font-weight="normal" officeooo:rsid="004d6d70" style:font-weight-asian="normal" style:font-weight-complex="normal"/>
    </style:style>
    <style:style style:name="T47" style:family="text">
      <style:text-properties officeooo:rsid="002724e4"/>
    </style:style>
    <style:style style:name="T48" style:family="text">
      <style:text-properties officeooo:rsid="00276278"/>
    </style:style>
    <style:style style:name="T49" style:family="text">
      <style:text-properties officeooo:rsid="00296398"/>
    </style:style>
    <style:style style:name="T50" style:family="text">
      <style:text-properties officeooo:rsid="00298b47"/>
    </style:style>
    <style:style style:name="T51" style:family="text">
      <style:text-properties officeooo:rsid="002ee235"/>
    </style:style>
    <style:style style:name="T52" style:family="text">
      <style:text-properties officeooo:rsid="0030e137"/>
    </style:style>
    <style:style style:name="T53" style:family="text">
      <style:text-properties officeooo:rsid="00367e0f"/>
    </style:style>
    <style:style style:name="T54" style:family="text">
      <style:text-properties officeooo:rsid="0038cbf0"/>
    </style:style>
    <style:style style:name="T55" style:family="text">
      <style:text-properties officeooo:rsid="003eac10"/>
    </style:style>
    <style:style style:name="T56" style:family="text">
      <style:text-properties officeooo:rsid="004093a6"/>
    </style:style>
    <style:style style:name="T57" style:family="text">
      <style:text-properties officeooo:rsid="0044bfad"/>
    </style:style>
    <style:style style:name="T58" style:family="text">
      <style:text-properties officeooo:rsid="0046752d"/>
    </style:style>
    <style:style style:name="T59" style:family="text">
      <style:text-properties officeooo:rsid="004a3012"/>
    </style:style>
    <style:style style:name="T60" style:family="text">
      <style:text-properties officeooo:rsid="004cca0c"/>
    </style:style>
    <style:style style:name="T61" style:family="text">
      <style:text-properties officeooo:rsid="004d6d7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2">CAPITULO III</text:p>
      <text:p text:style-name="P13"/>
      <text:p text:style-name="P13"/>
      <text:h text:style-name="Heading_20_1" text:outline-level="1">MARCO APLICATIVO</text:h>
      <text:p text:style-name="P13"/>
      <text:h text:style-name="Heading_20_2" text:outline-level="2">INTRODUCCIÓN</text:h>
      <text:p text:style-name="P1">El objetivo del presente capitulo es formalizar el desarrollo del software denominado “Sistema de firma digital para el Ministerio de Obras Públicas, Servicios y Vivienda”, haciendo uso de la metodología XP <text:s/><text:span text:style-name="T1">y otras herramientas descritos anteriormente, que nos ayudaran a desarrollar sistema y todos sus módulos, así como la generación de reportes.</text:span></text:p>
      <text:p text:style-name="P2">El lenguaje de modelado UML sera tomado en cuenta para el desarrollo, ya que en la segunda fase de la metodología XP esta orientada al diseño y es en esta parte donde aplicaremos el modelado UML.</text:p>
      <text:p text:style-name="P3">Gráfico -------</text:p>
      <text:h text:style-name="Heading_20_2" text:outline-level="2">PLANIFICACIÓN</text:h>
      <text:p text:style-name="P4">En esta fase <text:span text:style-name="T8">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Heading_20_3" text:outline-level="3"><text:span text:style-name="T5">H</text:span><text:span text:style-name="T2">ISTORIAS DE USUARIO</text:span></text:h>
      <table:table table:name="Tabla2" table:style-name="Tabla2">
        <table:table-column table:style-name="Tabla2.A"/>
        <table:table-column table:style-name="Tabla2.B"/>
        <table:table-row>
          <table:table-cell table:style-name="Tabla2.A1" table:number-columns-spanned="2" office:value-type="string">
            <text:p text:style-name="P29">Historias de Usuario</text:p>
          </table:table-cell>
          <table:covered-table-cell/>
        </table:table-row>
        <table:table-row>
          <table:table-cell table:style-name="Tabla2.A2" office:value-type="string">
            <text:p text:style-name="P28">Numero: <text:span text:style-name="T28">1</text:span></text:p>
          </table:table-cell>
          <table:table-cell table:style-name="Tabla2.B2" office:value-type="string">
            <text:p text:style-name="P26">Nombre: <text:span text:style-name="T17">U</text:span><text:span text:style-name="T18">sar la firma digital de un servidor público </text:span><text:span text:style-name="T19">almacenada en un token</text:span><text:span text:style-name="T18"> para firmar documentos en formato PDF.</text:span></text:p>
          </table:table-cell>
        </table:table-row>
        <table:table-row>
          <table:table-cell table:style-name="Tabla2.A2" office:value-type="string">
            <text:p text:style-name="P25">Autor: <text:span text:style-name="T28">Armin Mesa Sanchez</text:span></text:p>
          </table:table-cell>
          <table:table-cell table:style-name="Tabla2.B2" office:value-type="string">
            <text:p text:style-name="P23"/>
          </table:table-cell>
        </table:table-row>
        <table:table-row>
          <table:table-cell table:style-name="Tabla2.A2" office:value-type="string">
            <text:p text:style-name="P25">Prioridad: <text:span text:style-name="T28">Alta</text:span></text:p>
          </table:table-cell>
          <table:table-cell table:style-name="Tabla2.B2" office:value-type="string">
            <text:p text:style-name="P23"/>
          </table:table-cell>
        </table:table-row>
        <table:table-row>
          <table:table-cell table:style-name="Tabla2.B2" table:number-columns-spanned="2" office:value-type="string">
            <text:p text:style-name="P26">Descripción: <text:span text:style-name="T28">Se desarrollara el Módulo para </text:span><text:span text:style-name="T20">u</text:span><text:span text:style-name="T18">sar la firma digital de un servidor público </text:span><text:span text:style-name="T19">almacenada en un token</text:span><text:span text:style-name="T18"> para firmar documentos en formato PDF.</text:span></text:p>
          </table:table-cell>
          <table:covered-table-cell/>
        </table:table-row>
      </table:table>
      <text:p text:style-name="P49"><text:span text:style-name="T25">Tabla </text:span><text:span text:style-name="T25"><text:sequence text:ref-name="refTable0" text:name="Table" text:formula="ooow:Table+1" style:num-format="1">3.1</text:sequence></text:span> Historia de Usuario 1</text:p>
      <text:p text:style-name="P50"><text:span text:style-name="T25">Fuente</text:span>: Elaboración propia</text:p>
      <text:p text:style-name="P7">El firmado digital de un documento en formato pdf debe ser realizado desde un token, el cual contiene la información del servidor público como <text:span text:style-name="T47">también </text:span>su clave privada, <text:span text:style-name="T47">el acceso a la clave privada sera mediante una contraseña o pin que el usuario ingresara.</text:span></text:p>
      <text:p text:style-name="P8">La historia de usuario 1 contara con tareas para crear el módulo, la interfaz para escoger tipo de firmado, <text:span text:style-name="T48">como también el acceso al token.</text:span></text:p>
      <table:table table:name="Tabla3" table:style-name="Tabla3">
        <table:table-column table:style-name="Tabla3.A"/>
        <table:table-column table:style-name="Tabla3.B"/>
        <text:soft-page-break/>
        <table:table-row>
          <table:table-cell table:style-name="Tabla3.A1" table:number-columns-spanned="2" office:value-type="string">
            <text:p text:style-name="P36">Tarea</text:p>
          </table:table-cell>
          <table:covered-table-cell/>
        </table:table-row>
        <table:table-row>
          <table:table-cell table:style-name="Tabla3.A2" office:value-type="string">
            <text:p text:style-name="P35">Numero de Tarea: <text:span text:style-name="T29">1.1</text:span></text:p>
          </table:table-cell>
          <table:table-cell table:style-name="Tabla3.B2" office:value-type="string">
            <text:p text:style-name="P35">Numero de Historia: <text:span text:style-name="T29">1</text:span></text:p>
          </table:table-cell>
        </table:table-row>
        <table:table-row>
          <table:table-cell table:style-name="Tabla3.B2" table:number-columns-spanned="2" office:value-type="string">
            <text:p text:style-name="P35">Nombre de tarea: <text:span text:style-name="T29">Desarrollo de módulo para acceso al tipo de firma digital.</text:span></text:p>
          </table:table-cell>
          <table:covered-table-cell/>
        </table:table-row>
        <table:table-row>
          <table:table-cell table:style-name="Tabla3.B2" table:number-columns-spanned="2" office:value-type="string">
            <text:p text:style-name="P35">Tipo de tarea: <text:span text:style-name="T29">Desarrollo</text:span></text:p>
          </table:table-cell>
          <table:covered-table-cell/>
        </table:table-row>
        <table:table-row>
          <table:table-cell table:style-name="Tabla3.B2" table:number-columns-spanned="2" office:value-type="string">
            <text:p text:style-name="P35">Programador(a) Responsable: <text:span text:style-name="T27"><text:s/></text:span><text:span text:style-name="T29">Armin Mesa Sanchez</text:span></text:p>
          </table:table-cell>
          <table:covered-table-cell/>
        </table:table-row>
        <table:table-row>
          <table:table-cell table:style-name="Tabla3.B2" table:number-columns-spanned="2" office:value-type="string">
            <text:p text:style-name="P35">Descripción: <text:span text:style-name="T29">Se desarrolla un módulo en especifico para poder acceder al token </text:span><text:span text:style-name="T31">o smartcard</text:span><text:span text:style-name="T29">, como </text:span><text:span text:style-name="T31">también </text:span><text:span text:style-name="T29">para acceder a un archivo con extensión pxf o p12.</text:span></text:p>
          </table:table-cell>
          <table:covered-table-cell/>
        </table:table-row>
      </table:table>
      <text:p text:style-name="P49"><text:span text:style-name="T25">Tabla </text:span><text:span text:style-name="T25"><text:sequence text:ref-name="refTable1" text:name="Table" text:formula="ooow:Table+1" style:num-format="1">3.2</text:sequence></text:span> Tarjeta de Ta<text:span text:style-name="T49">r</text:span>ea 1.1 de Historia de Usuario 1</text:p>
      <text:p text:style-name="P51"><text:span text:style-name="T25">Fuente</text:span>: Elaboración propia</text:p>
      <text:p text:style-name="P9">En la tarjeta de tarea 1.1 (<text:sequence-ref text:reference-format="text" text:ref-name="refTable1">Tabla 3.2 Tarjeta de Tarea 1.1 de Historia de Usuario 1</text:sequence-ref>) se muestra el desarrollo del módulo <text:span text:style-name="T52">para el</text:span> acceso al dispositivo <text:span text:style-name="T52">criptográfico que puede ser un </text:span>token <text:span text:style-name="T51">o smartcard</text:span>, <text:span text:style-name="T52">para el desarrollo de este modulo usaremos la librería de java </text:span><text:span text:style-name="T26">sunpkcs11</text:span><text:span text:style-name="T52"> que sigue las especificaciones técnicas del estándar </text:span><text:span text:style-name="T32">PKCS11. De la misma forma podremos acceder a un fichero</text:span> de <text:span text:style-name="T50">almacenamiento de clave pública y privada del estándar PKCS12.</text:span></text:p>
      <table:table table:name="Tabla4" table:style-name="Tabla4">
        <table:table-column table:style-name="Tabla4.A"/>
        <table:table-column table:style-name="Tabla4.B"/>
        <table:table-row>
          <table:table-cell table:style-name="Tabla4.A1" table:number-columns-spanned="2" office:value-type="string">
            <text:p text:style-name="P37">Tarea</text:p>
          </table:table-cell>
          <table:covered-table-cell/>
        </table:table-row>
        <table:table-row>
          <table:table-cell table:style-name="Tabla4.A2" office:value-type="string">
            <text:p text:style-name="P42">Numero de Tarea: <text:span text:style-name="T29">1.</text:span><text:span text:style-name="T30">2</text:span></text:p>
          </table:table-cell>
          <table:table-cell table:style-name="Tabla4.B2" office:value-type="string">
            <text:p text:style-name="P42">Numero de Historia: <text:span text:style-name="T29">1</text:span></text:p>
          </table:table-cell>
        </table:table-row>
        <table:table-row>
          <table:table-cell table:style-name="Tabla4.B2" table:number-columns-spanned="2" office:value-type="string">
            <text:p text:style-name="P42">Nombre de tarea: <text:span text:style-name="T29">D</text:span><text:span text:style-name="T33">iseño de interfaz para acceso al tipo de firma digital.</text:span></text:p>
          </table:table-cell>
          <table:covered-table-cell/>
        </table:table-row>
        <table:table-row>
          <table:table-cell table:style-name="Tabla4.B2" table:number-columns-spanned="2" office:value-type="string">
            <text:p text:style-name="P42">Tipo de tarea: <text:span text:style-name="T29">Desarrollo</text:span></text:p>
          </table:table-cell>
          <table:covered-table-cell/>
        </table:table-row>
        <table:table-row>
          <table:table-cell table:style-name="Tabla4.B2" table:number-columns-spanned="2" office:value-type="string">
            <text:p text:style-name="P42">Programador(a) Responsable: <text:span text:style-name="T27"><text:s/></text:span><text:span text:style-name="T29">Armin Mesa Sanchez</text:span></text:p>
          </table:table-cell>
          <table:covered-table-cell/>
        </table:table-row>
        <table:table-row>
          <table:table-cell table:style-name="Tabla4.B2" table:number-columns-spanned="2" office:value-type="string">
            <text:p text:style-name="P42">Descripción: <text:span text:style-name="T29">Se desarrolla un módulo en especifico para poder </text:span><text:span text:style-name="T33">cargar el fichero de almacenamiento de claves.</text:span></text:p>
          </table:table-cell>
          <table:covered-table-cell/>
        </table:table-row>
      </table:table>
      <text:p text:style-name="P49">Tabla <text:sequence text:ref-name="refTable2" text:name="Table" text:formula="ooow:Table+1" style:num-format="1">3.3</text:sequence>: Tarjeta de Tarea 1.2 de Historia de usuario 1</text:p>
      <text:p text:style-name="P52">Fuente: Elaboración propia</text:p>
      <text:p text:style-name="P15">La <text:sequence-ref text:reference-format="caption" text:ref-name="refTable2">Tarjeta de Tarea 1.2 de Historia de usuario 1</text:sequence-ref> se elabora una interfaz de manera sencilla para que el funcionario público pueda escoger el tipo de firma digital quiera usar, en el caso del estándar PKCS11 el funcionario público contara con una casilla donde ingresar su pin. En el caso del estándar PKCS12 el funcionario contara con las casillas para escoger el fichero de almacenamiento de de claves y la contraseña del fichero.</text:p>
      <text:p text:style-name="P16"/>
      <table:table table:name="Tabla6" table:style-name="Tabla6">
        <table:table-column table:style-name="Tabla6.A"/>
        <table:table-column table:style-name="Tabla6.B"/>
        <table:table-row>
          <table:table-cell table:style-name="Tabla6.A1" table:number-columns-spanned="2" office:value-type="string">
            <text:p text:style-name="P38">Tarea</text:p>
          </table:table-cell>
          <table:covered-table-cell/>
        </table:table-row>
        <table:table-row>
          <table:table-cell table:style-name="Tabla6.A2" office:value-type="string">
            <text:p text:style-name="P43">Numero de Tarea: <text:span text:style-name="T29">1.</text:span><text:span text:style-name="T34">3</text:span></text:p>
          </table:table-cell>
          <table:table-cell table:style-name="Tabla6.B2" office:value-type="string">
            <text:p text:style-name="P43">Numero de Historia: <text:span text:style-name="T29">1</text:span></text:p>
          </table:table-cell>
        </table:table-row>
        <table:table-row>
          <table:table-cell table:style-name="Tabla6.B2" table:number-columns-spanned="2" office:value-type="string">
            <text:p text:style-name="P43">Nombre de tarea:<text:span text:style-name="T27"> </text:span><text:span text:style-name="T34">Módulo para cargar el Alias de un</text:span><text:span text:style-name="T33"> tipo de firma digital.</text:span></text:p>
          </table:table-cell>
          <table:covered-table-cell/>
        </table:table-row>
        <table:table-row>
          <table:table-cell table:style-name="Tabla6.B2" table:number-columns-spanned="2" office:value-type="string">
            <text:p text:style-name="P43">Tipo de tarea: <text:span text:style-name="T29">Desarrollo</text:span></text:p>
          </table:table-cell>
          <table:covered-table-cell/>
        </table:table-row>
        <table:table-row>
          <table:table-cell table:style-name="Tabla6.B2" table:number-columns-spanned="2" office:value-type="string">
            <text:p text:style-name="P43">Programador(a) Responsable: <text:span text:style-name="T27"><text:s/></text:span><text:span text:style-name="T29">Armin Mesa Sanchez</text:span></text:p>
          </table:table-cell>
          <table:covered-table-cell/>
        </table:table-row>
        <table:table-row>
          <table:table-cell table:style-name="Tabla6.B2" table:number-columns-spanned="2" office:value-type="string">
            <text:p text:style-name="P43">Descripción: <text:span text:style-name="T29">Se desarrolla un módulo </text:span><text:span text:style-name="T34">para obtener el Alias del usuario del tipo de firma digital.</text:span></text:p>
          </table:table-cell>
          <table:covered-table-cell/>
        </table:table-row>
      </table:table>
      <text:p text:style-name="P49"><text:span text:style-name="T25">Tabla </text:span><text:span text:style-name="T25"><text:sequence text:ref-name="refTable3" text:name="Table" text:formula="ooow:Table+1" style:num-format="1">3.4</text:sequence></text:span><text:span text:style-name="T25">:</text:span> Tarjeta de Tarea 1.3 de Historia de Usuario 1</text:p>
      <text:p text:style-name="P53"><text:span text:style-name="T25">Fuente:</text:span> Elaboración propia</text:p>
      <text:p text:style-name="P19">La <text:sequence-ref text:reference-format="caption" text:ref-name="refTable3">Tarjeta de Tarea 1.3 de Historia de Usuario 1</text:sequence-ref> se desarrolla el módulo para poder obtener el alias de un fichero de claves o un token, esto debido a que en un token o fichero pueden estar incluidos varios certificados de un mismo funcionario, la otra razón principal es que el <text:span text:style-name="T53">a</text:span>cceso a <text:span text:style-name="T53">los certificados dentro de </text:span>u<text:span text:style-name="T53">n</text:span> token o fichero debe ser de forma <text:span text:style-name="T53">sencilla</text:span> <text:span text:style-name="T53">para el usuario final.</text:span></text:p>
      <table:table table:name="Tabla5" table:style-name="Tabla5">
        <table:table-column table:style-name="Tabla5.A"/>
        <table:table-column table:style-name="Tabla5.B"/>
        <text:soft-page-break/>
        <table:table-row>
          <table:table-cell table:style-name="Tabla5.A1" table:number-columns-spanned="2" office:value-type="string">
            <text:p text:style-name="P30">Historias de Usuario</text:p>
          </table:table-cell>
          <table:covered-table-cell/>
        </table:table-row>
        <table:table-row>
          <table:table-cell table:style-name="Tabla5.A2" office:value-type="string">
            <text:p text:style-name="P31">Numero: <text:span text:style-name="T35">2</text:span></text:p>
          </table:table-cell>
          <table:table-cell table:style-name="Tabla5.B2" office:value-type="string">
            <text:p text:style-name="P27">Nombre: <text:span text:style-name="T21">Firmar documento en formato PDF</text:span></text:p>
          </table:table-cell>
        </table:table-row>
        <table:table-row>
          <table:table-cell table:style-name="Tabla5.A2" office:value-type="string">
            <text:p text:style-name="P27">Autor: <text:span text:style-name="T28">Armin Mesa Sanchez</text:span></text:p>
          </table:table-cell>
          <table:table-cell table:style-name="Tabla5.B2" office:value-type="string">
            <text:p text:style-name="P32"/>
          </table:table-cell>
        </table:table-row>
        <table:table-row>
          <table:table-cell table:style-name="Tabla5.A2" office:value-type="string">
            <text:p text:style-name="P27">Prioridad: <text:span text:style-name="T28">Alta</text:span></text:p>
          </table:table-cell>
          <table:table-cell table:style-name="Tabla5.B2" office:value-type="string">
            <text:p text:style-name="P32"/>
          </table:table-cell>
        </table:table-row>
        <table:table-row>
          <table:table-cell table:style-name="Tabla5.B2" table:number-columns-spanned="2" office:value-type="string">
            <text:p text:style-name="P27">Descripción: <text:span text:style-name="T28">Se desarrollara el Módulo para </text:span><text:span text:style-name="T20">u</text:span><text:span text:style-name="T18">sar la firma digital de un servidor público </text:span><text:span text:style-name="T19">almacenada en un token </text:span><text:span text:style-name="T21">o fichero de claves</text:span><text:span text:style-name="T18"> para firmar documentos en formato PDF.</text:span></text:p>
          </table:table-cell>
          <table:covered-table-cell/>
        </table:table-row>
      </table:table>
      <text:p text:style-name="P49">Tabla <text:sequence text:ref-name="refTable4" text:name="Table" text:formula="ooow:Table+1" style:num-format="1">3.5</text:sequence>: Historia de Usuario 2</text:p>
      <text:p text:style-name="P53">Fuente: Elaboración propia</text:p>
      <text:p text:style-name="P17">Esta historia de usuario es la m<text:span text:style-name="T54">á</text:span>s importante de todo el proyecto, ya que permitirá <text:span text:style-name="T54">firmar digitalmente un documento, el cual contendrá la información extraída de un token o fichero de claves, como también algunos datos extras.</text:span></text:p>
      <text:p text:style-name="P18">A continuación se describen las tarjetas de tarea:</text:p>
      <text:p text:style-name="P18"/>
      <table:table table:name="Tabla7" table:style-name="Tabla7">
        <table:table-column table:style-name="Tabla7.A"/>
        <table:table-column table:style-name="Tabla7.B"/>
        <table:table-row>
          <table:table-cell table:style-name="Tabla7.A1" table:number-columns-spanned="2" office:value-type="string">
            <text:p text:style-name="P39">Tarea</text:p>
          </table:table-cell>
          <table:covered-table-cell/>
        </table:table-row>
        <table:table-row>
          <table:table-cell table:style-name="Tabla7.A2" office:value-type="string">
            <text:p text:style-name="P44">Numero de Tarea: <text:span text:style-name="T36">2.1</text:span></text:p>
          </table:table-cell>
          <table:table-cell table:style-name="Tabla7.B2" office:value-type="string">
            <text:p text:style-name="P44">Numero de Historia: <text:span text:style-name="T36">2</text:span></text:p>
          </table:table-cell>
        </table:table-row>
        <table:table-row>
          <table:table-cell table:style-name="Tabla7.B2" table:number-columns-spanned="2" office:value-type="string">
            <text:p text:style-name="P44">Nombre de tarea:<text:span text:style-name="T27"> </text:span><text:span text:style-name="T34">Módulo para cargar el </text:span><text:span text:style-name="T36">documento pdf</text:span></text:p>
          </table:table-cell>
          <table:covered-table-cell/>
        </table:table-row>
        <table:table-row>
          <table:table-cell table:style-name="Tabla7.B2" table:number-columns-spanned="2" office:value-type="string">
            <text:p text:style-name="P44">Tipo de tarea: <text:span text:style-name="T29">Desarrollo</text:span></text:p>
          </table:table-cell>
          <table:covered-table-cell/>
        </table:table-row>
        <table:table-row>
          <table:table-cell table:style-name="Tabla7.B2" table:number-columns-spanned="2" office:value-type="string">
            <text:p text:style-name="P44">Programador(a) Responsable: <text:span text:style-name="T27"><text:s/></text:span><text:span text:style-name="T29">Armin Mesa Sanchez</text:span></text:p>
          </table:table-cell>
          <table:covered-table-cell/>
        </table:table-row>
        <table:table-row>
          <table:table-cell table:style-name="Tabla7.B2" table:number-columns-spanned="2" office:value-type="string">
            <text:p text:style-name="P44">Descripción: <text:span text:style-name="T29">Se desarrolla un módulo </text:span><text:span text:style-name="T34">para </text:span><text:span text:style-name="T36">cargar el documento pdf para ser firmado.</text:span></text:p>
          </table:table-cell>
          <table:covered-table-cell/>
        </table:table-row>
      </table:table>
      <text:p text:style-name="P49"><text:span text:style-name="T25">Tabla </text:span><text:span text:style-name="T25"><text:sequence text:ref-name="refTable5" text:name="Table" text:formula="ooow:Table+1" style:num-format="1">3.6</text:sequence></text:span> Tarjeta de Tarea 2.1 de Historia de usuario 2</text:p>
      <text:p text:style-name="P54"><text:span text:style-name="T25">Fuente:</text:span> Elaboración propia</text:p>
      <text:p text:style-name="P11">La <text:sequence-ref text:reference-format="caption" text:ref-name="refTable5">Tarjeta de Tarea 2.1 de Historia de usuario 2</text:sequence-ref> <text:span text:style-name="T55">permite cargar el documento pdf a ser firmado, validando que el documento sea un pdf.</text:span></text:p>
      <table:table table:name="Tabla8" table:style-name="Tabla8">
        <table:table-column table:style-name="Tabla8.A"/>
        <table:table-column table:style-name="Tabla8.B"/>
        <table:table-row>
          <table:table-cell table:style-name="Tabla8.A1" table:number-columns-spanned="2" office:value-type="string">
            <text:p text:style-name="P39">Tarea</text:p>
          </table:table-cell>
          <table:covered-table-cell/>
        </table:table-row>
        <table:table-row>
          <table:table-cell table:style-name="Tabla8.A2" office:value-type="string">
            <text:p text:style-name="P44">Numero de Tarea: <text:span text:style-name="T36">2.2</text:span></text:p>
          </table:table-cell>
          <table:table-cell table:style-name="Tabla8.B2" office:value-type="string">
            <text:p text:style-name="P44">Numero de Historia: <text:span text:style-name="T36">2</text:span></text:p>
          </table:table-cell>
        </table:table-row>
        <table:table-row>
          <table:table-cell table:style-name="Tabla8.B2" table:number-columns-spanned="2" office:value-type="string">
            <text:p text:style-name="P44">Nombre de tarea:<text:span text:style-name="T27"> </text:span><text:span text:style-name="T34">Módulo para </text:span><text:span text:style-name="T36">adicionar opciones extras a la firma digital </text:span><text:span text:style-name="T38">y nivel de certificación.</text:span></text:p>
          </table:table-cell>
          <table:covered-table-cell/>
        </table:table-row>
        <table:table-row>
          <table:table-cell table:style-name="Tabla8.B2" table:number-columns-spanned="2" office:value-type="string">
            <text:p text:style-name="P44">Tipo de tarea: <text:span text:style-name="T29">Desarrollo</text:span></text:p>
          </table:table-cell>
          <table:covered-table-cell/>
        </table:table-row>
        <table:table-row>
          <table:table-cell table:style-name="Tabla8.B2" table:number-columns-spanned="2" office:value-type="string">
            <text:p text:style-name="P44">Programador(a) Responsable: <text:span text:style-name="T27"><text:s/></text:span><text:span text:style-name="T29">Armin Mesa Sanchez</text:span></text:p>
          </table:table-cell>
          <table:covered-table-cell/>
        </table:table-row>
        <table:table-row>
          <table:table-cell table:style-name="Tabla8.B2" table:number-columns-spanned="2" office:value-type="string">
            <text:p text:style-name="P44">Descripción: <text:span text:style-name="T29">Se desarrolla un módulo </text:span><text:span text:style-name="T34">para </text:span><text:span text:style-name="T36">adicionar opciones extras a la firma </text:span><text:span text:style-name="T38">y nivel de certificación.</text:span><text:span text:style-name="T36"> </text:span></text:p>
          </table:table-cell>
          <table:covered-table-cell/>
        </table:table-row>
      </table:table>
      <text:p text:style-name="P49"><text:span text:style-name="T25">Tabla </text:span><text:span text:style-name="T25"><text:sequence text:ref-name="refTable6" text:name="Table" text:formula="ooow:Table+1" style:num-format="1">3.7</text:sequence></text:span> Tarjeta de Tarea 2.2 de Historia de Usuario 2</text:p>
      <text:p text:style-name="P54"><text:span text:style-name="T25">Fuente:</text:span> Elaboración propia</text:p>
      <text:p text:style-name="P21">La <text:sequence-ref text:reference-format="caption" text:ref-name="refTable6">Tarjeta de Tarea 2.2 de Historia de Usuario 2</text:sequence-ref> permite adicionar a la firma los siguientes aspecto como ser: razón, lugar y contacto. Un aspecto importante de esta tarea es el nivel de certificación que se le dará a los documentos firmados, <text:span text:style-name="T56">los niveles de certificación serán el de permitir cambios en el pdf, permitir completar formularios, permitir completar formularios y notas.</text:span></text:p>
      <text:p text:style-name="P20"/>
      <table:table table:name="Tabla9" table:style-name="Tabla9">
        <table:table-column table:style-name="Tabla9.A"/>
        <table:table-column table:style-name="Tabla9.B"/>
        <text:soft-page-break/>
        <table:table-row>
          <table:table-cell table:style-name="Tabla9.A1" table:number-columns-spanned="2" office:value-type="string">
            <text:p text:style-name="P40">Tarea</text:p>
          </table:table-cell>
          <table:covered-table-cell/>
        </table:table-row>
        <table:table-row>
          <table:table-cell table:style-name="Tabla9.A2" office:value-type="string">
            <text:p text:style-name="P45">Numero de Tarea: <text:span text:style-name="T37">2</text:span><text:span text:style-name="T36">.</text:span><text:span text:style-name="T37">3</text:span></text:p>
          </table:table-cell>
          <table:table-cell table:style-name="Tabla9.B2" office:value-type="string">
            <text:p text:style-name="P45">Numero de Historia: <text:span text:style-name="T36">2</text:span></text:p>
          </table:table-cell>
        </table:table-row>
        <table:table-row>
          <table:table-cell table:style-name="Tabla9.B2" table:number-columns-spanned="2" office:value-type="string">
            <text:p text:style-name="P45">Nombre de tarea:<text:span text:style-name="T27"> </text:span><text:span text:style-name="T34">Módulo para </text:span><text:span text:style-name="T38">crear un hash de documento firmado.</text:span></text:p>
          </table:table-cell>
          <table:covered-table-cell/>
        </table:table-row>
        <table:table-row>
          <table:table-cell table:style-name="Tabla9.B2" table:number-columns-spanned="2" office:value-type="string">
            <text:p text:style-name="P45">Tipo de tarea: <text:span text:style-name="T29">Desarrollo</text:span></text:p>
          </table:table-cell>
          <table:covered-table-cell/>
        </table:table-row>
        <table:table-row>
          <table:table-cell table:style-name="Tabla9.B2" table:number-columns-spanned="2" office:value-type="string">
            <text:p text:style-name="P45">Programador(a) Responsable: <text:span text:style-name="T27"><text:s/></text:span><text:span text:style-name="T29">Armin Mesa Sanchez</text:span></text:p>
          </table:table-cell>
          <table:covered-table-cell/>
        </table:table-row>
        <table:table-row>
          <table:table-cell table:style-name="Tabla9.B2" table:number-columns-spanned="2" office:value-type="string">
            <text:p text:style-name="P45">Descripción: <text:span text:style-name="T29">Se desarrolla un módulo </text:span><text:span text:style-name="T34">para </text:span><text:span text:style-name="T38">crear el hash del documento pdf firmado.</text:span></text:p>
          </table:table-cell>
          <table:covered-table-cell/>
        </table:table-row>
      </table:table>
      <text:p text:style-name="P49"><text:span text:style-name="T25">Tabla </text:span><text:span text:style-name="T25"><text:sequence text:ref-name="refTable7" text:name="Table" text:formula="ooow:Table+1" style:num-format="1">3.8</text:sequence></text:span> Tarjeta de Tarea 2.3 de Historia de Usuario 2</text:p>
      <text:p text:style-name="P54"><text:span text:style-name="T25">Fuente:</text:span> Elaboración propia</text:p>
      <text:p text:style-name="P22">La <text:sequence-ref text:reference-format="caption" text:ref-name="refTable7">Tarjeta de Tarea 2.3 de Historia de Usuario 2</text:sequence-ref> permite crear un hash del documento pdf para evitar ediciones o falsificaciones del documento, en este caso tomaremos los tipos de hasheo SHA-1 y SHA-2.</text:p>
      <text:p text:style-name="P22"/>
      <text:p text:style-name="P77"/>
      <table:table table:name="Tabla11" table:style-name="Tabla11">
        <table:table-column table:style-name="Tabla11.A"/>
        <table:table-column table:style-name="Tabla11.B"/>
        <table:table-row>
          <table:table-cell table:style-name="Tabla11.A1" table:number-columns-spanned="2" office:value-type="string">
            <text:p text:style-name="P55">Tarea</text:p>
          </table:table-cell>
          <table:covered-table-cell/>
        </table:table-row>
        <table:table-row>
          <table:table-cell table:style-name="Tabla11.A2" office:value-type="string">
            <text:p text:style-name="P58">Numero de Tarea: <text:span text:style-name="T36">2.</text:span><text:span text:style-name="T40">4</text:span></text:p>
          </table:table-cell>
          <table:table-cell table:style-name="Tabla11.B2" office:value-type="string">
            <text:p text:style-name="P58">Numero de Historia: <text:span text:style-name="T36">2</text:span></text:p>
          </table:table-cell>
        </table:table-row>
        <table:table-row>
          <table:table-cell table:style-name="Tabla11.B2" table:number-columns-spanned="2" office:value-type="string">
            <text:p text:style-name="P58">Nombre de tarea:<text:span text:style-name="T27"> </text:span><text:span text:style-name="T40">Módulo para firmar un documento pdf.</text:span></text:p>
          </table:table-cell>
          <table:covered-table-cell/>
        </table:table-row>
        <table:table-row>
          <table:table-cell table:style-name="Tabla11.B2" table:number-columns-spanned="2" office:value-type="string">
            <text:p text:style-name="P58">Tipo de tarea: <text:span text:style-name="T29">Desarrollo</text:span></text:p>
          </table:table-cell>
          <table:covered-table-cell/>
        </table:table-row>
        <table:table-row>
          <table:table-cell table:style-name="Tabla11.B2" table:number-columns-spanned="2" office:value-type="string">
            <text:p text:style-name="P58">Programador(a) Responsable: <text:span text:style-name="T27"><text:s/></text:span><text:span text:style-name="T29">Armin Mesa Sanchez</text:span></text:p>
          </table:table-cell>
          <table:covered-table-cell/>
        </table:table-row>
        <table:table-row>
          <table:table-cell table:style-name="Tabla11.B2" table:number-columns-spanned="2" office:value-type="string">
            <text:p text:style-name="P58">Descripción: <text:span text:style-name="T29">Se desarrolla un</text:span><text:span text:style-name="T39"> </text:span><text:span text:style-name="T40">modulo siguiendo el estándar PKCS7 para firmar un documento pdf.</text:span></text:p>
          </table:table-cell>
          <table:covered-table-cell/>
        </table:table-row>
      </table:table>
      <text:p text:style-name="P49"><text:span text:style-name="T25">Tabla </text:span><text:span text:style-name="T25"><text:sequence text:ref-name="refTable10" text:name="Table" text:formula="ooow:Table+1" style:num-format="1">3.9</text:sequence></text:span> Tarjeta de de Tarea 2.4 de Tarjeta de Usuario</text:p>
      <text:p text:style-name="P71"><text:span text:style-name="T25">Fuente:</text:span> Elaboración propia</text:p>
      <text:p text:style-name="P78">La <text:sequence-ref text:reference-format="caption" text:ref-name="refTable10">Tarjeta de de Tarea 2.4 de Tarjeta de Usuario</text:sequence-ref> <text:span text:style-name="T58">es la tarea mas importante ya que es aquí donde se desarrolla el módulo para el proceso de firmado digital, siguiendo el estándar PKCS7.</text:span></text:p>
      <text:p text:style-name="P79"/>
      <table:table table:name="Tabla10" table:style-name="Tabla10">
        <table:table-column table:style-name="Tabla10.A"/>
        <table:table-column table:style-name="Tabla10.B"/>
        <table:table-row>
          <table:table-cell table:style-name="Tabla10.A1" table:number-columns-spanned="2" office:value-type="string">
            <text:p text:style-name="P41">Tarea</text:p>
          </table:table-cell>
          <table:covered-table-cell/>
        </table:table-row>
        <table:table-row>
          <table:table-cell table:style-name="Tabla10.A2" office:value-type="string">
            <text:p text:style-name="P46">Numero de Tarea: <text:span text:style-name="T36">2.</text:span><text:span text:style-name="T40">5</text:span></text:p>
          </table:table-cell>
          <table:table-cell table:style-name="Tabla10.B2" office:value-type="string">
            <text:p text:style-name="P46">Numero de Historia: <text:span text:style-name="T36">2</text:span></text:p>
          </table:table-cell>
        </table:table-row>
        <table:table-row>
          <table:table-cell table:style-name="Tabla10.B2" table:number-columns-spanned="2" office:value-type="string">
            <text:p text:style-name="P46">Nombre de tarea:<text:span text:style-name="T27"> </text:span><text:span text:style-name="T39">Diseño de interfaz para cargar el documento pdf, adicionar extras a la firma, agregar nivel de certificación y crear hash de documento firmado.</text:span></text:p>
          </table:table-cell>
          <table:covered-table-cell/>
        </table:table-row>
        <table:table-row>
          <table:table-cell table:style-name="Tabla10.B2" table:number-columns-spanned="2" office:value-type="string">
            <text:p text:style-name="P46">Tipo de tarea: <text:span text:style-name="T29">Desarrollo</text:span></text:p>
          </table:table-cell>
          <table:covered-table-cell/>
        </table:table-row>
        <table:table-row>
          <table:table-cell table:style-name="Tabla10.B2" table:number-columns-spanned="2" office:value-type="string">
            <text:p text:style-name="P46">Programador(a) Responsable: <text:span text:style-name="T27"><text:s/></text:span><text:span text:style-name="T29">Armin Mesa Sanchez</text:span></text:p>
          </table:table-cell>
          <table:covered-table-cell/>
        </table:table-row>
        <table:table-row>
          <table:table-cell table:style-name="Tabla10.B2" table:number-columns-spanned="2" office:value-type="string">
            <text:p text:style-name="P46">Descripción: <text:span text:style-name="T29">Se desarrolla un</text:span><text:span text:style-name="T39">a interfaz para</text:span><text:span text:style-name="T36"> </text:span><text:span text:style-name="T39">adicionar el lugar, razón y contacto a la firma digital. El nivel de certificación del documento firmado y el hash del documento para que no pueda ser vulnerado o modificado.</text:span></text:p>
          </table:table-cell>
          <table:covered-table-cell/>
        </table:table-row>
      </table:table>
      <text:p text:style-name="P49"><text:span text:style-name="T25">Tabla </text:span><text:span text:style-name="T25"><text:sequence text:ref-name="refTable8" text:name="Table" text:formula="ooow:Table+1" style:num-format="1">3.10</text:sequence></text:span> Tarjeta de Tarea 2.<text:span text:style-name="T57">5</text:span> de Historia de Usuario 2</text:p>
      <text:p text:style-name="P54"><text:span text:style-name="T25">Fuente:</text:span> Elaboración propia</text:p>
      <text:p text:style-name="P22">La <text:sequence-ref text:reference-format="caption" text:ref-name="refTable8">Tarjeta de Tarea 2.5 de Historia de Usuario 2</text:sequence-ref> <text:s/><text:span text:style-name="T57">permite crear una interfaz fácil para e usuario para llenar las opciones extras al documento, como también escoger el tipo de hash que se aplicara al documento y el nivel de certificación.</text:span></text:p>
      <text:p text:style-name="P80"/>
      <table:table table:name="Tabla12" table:style-name="Tabla12">
        <table:table-column table:style-name="Tabla12.A"/>
        <table:table-column table:style-name="Tabla12.B"/>
        <text:soft-page-break/>
        <table:table-row>
          <table:table-cell table:style-name="Tabla12.A1" table:number-columns-spanned="2" office:value-type="string">
            <text:p text:style-name="P61">Historias de Usuario</text:p>
          </table:table-cell>
          <table:covered-table-cell/>
        </table:table-row>
        <table:table-row>
          <table:table-cell table:style-name="Tabla12.A2" office:value-type="string">
            <text:p text:style-name="P63">Numero: <text:span text:style-name="T41">3</text:span></text:p>
          </table:table-cell>
          <table:table-cell table:style-name="Tabla12.B2" office:value-type="string">
            <text:p text:style-name="P65">Nombre: <text:span text:style-name="T22">Validación y verificación de certificado.</text:span></text:p>
          </table:table-cell>
        </table:table-row>
        <table:table-row>
          <table:table-cell table:style-name="Tabla12.A2" office:value-type="string">
            <text:p text:style-name="P65">Autor: <text:span text:style-name="T28">Armin Mesa Sanchez</text:span></text:p>
          </table:table-cell>
          <table:table-cell table:style-name="Tabla12.B2" office:value-type="string">
            <text:p text:style-name="P67"/>
          </table:table-cell>
        </table:table-row>
        <table:table-row>
          <table:table-cell table:style-name="Tabla12.A2" office:value-type="string">
            <text:p text:style-name="P65">Prioridad: <text:span text:style-name="T28">Alta</text:span></text:p>
          </table:table-cell>
          <table:table-cell table:style-name="Tabla12.B2" office:value-type="string">
            <text:p text:style-name="P67"/>
          </table:table-cell>
        </table:table-row>
        <table:table-row>
          <table:table-cell table:style-name="Tabla12.B2" table:number-columns-spanned="2" office:value-type="string">
            <text:p text:style-name="P65">Descripción: <text:span text:style-name="T28">Se desarrollara </text:span><text:span text:style-name="T42">un módulo para validar y verificar la firma de un funcionario publico, esta consulta se la hará a la Entidad Certificadora, el cual contendrá un CRL o un servidor OCSP.</text:span></text:p>
          </table:table-cell>
          <table:covered-table-cell/>
        </table:table-row>
      </table:table>
      <text:p text:style-name="P49"><text:span text:style-name="T25">Tabla </text:span><text:span text:style-name="T25"><text:sequence text:ref-name="refTable11" text:name="Table" text:formula="ooow:Table+1" style:num-format="1">3.11</text:sequence></text:span> Historia de Usuario 3</text:p>
      <text:p text:style-name="P72"><text:span text:style-name="T25">Fuente:</text:span> Elaboración propia</text:p>
      <text:p text:style-name="P81">La <text:sequence-ref text:reference-format="caption" text:ref-name="refTable11">Historia de Usuario 3</text:sequence-ref> es el modulo <text:span text:style-name="T59">en el cual se harán las consultas respectivas a los servidores del la entidad certificadora para verificar la validez del certificado, como también la vigencia de la misma. A continuación se describen las Tarjetas de Tarea correspondientes:</text:span></text:p>
      <text:p text:style-name="P82"/>
      <table:table table:name="Tabla13" table:style-name="Tabla13">
        <table:table-column table:style-name="Tabla13.A"/>
        <table:table-column table:style-name="Tabla13.B"/>
        <table:table-row>
          <table:table-cell table:style-name="Tabla13.A1" table:number-columns-spanned="2" office:value-type="string">
            <text:p text:style-name="P56">Tarea</text:p>
          </table:table-cell>
          <table:covered-table-cell/>
        </table:table-row>
        <table:table-row>
          <table:table-cell table:style-name="Tabla13.A2" office:value-type="string">
            <text:p text:style-name="P59">Numero de Tarea: <text:span text:style-name="T43">3.1</text:span></text:p>
          </table:table-cell>
          <table:table-cell table:style-name="Tabla13.B2" office:value-type="string">
            <text:p text:style-name="P59">Numero de Historia: <text:span text:style-name="T43">3</text:span></text:p>
          </table:table-cell>
        </table:table-row>
        <table:table-row>
          <table:table-cell table:style-name="Tabla13.B2" table:number-columns-spanned="2" office:value-type="string">
            <text:p text:style-name="P59">Nombre de tarea:<text:span text:style-name="T27"> </text:span><text:span text:style-name="T39">D</text:span><text:span text:style-name="T44">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59">Tipo de tarea: <text:span text:style-name="T29">Desarrollo</text:span></text:p>
          </table:table-cell>
          <table:covered-table-cell/>
        </table:table-row>
        <table:table-row>
          <table:table-cell table:style-name="Tabla13.B2" table:number-columns-spanned="2" office:value-type="string">
            <text:p text:style-name="P59">Programador(a) Responsable: <text:span text:style-name="T27"><text:s/></text:span><text:span text:style-name="T29">Armin Mesa Sanchez</text:span></text:p>
          </table:table-cell>
          <table:covered-table-cell/>
        </table:table-row>
        <table:table-row>
          <table:table-cell table:style-name="Tabla13.B2" table:number-columns-spanned="2" office:value-type="string">
            <text:p text:style-name="P59">Descripción: <text:span text:style-name="T29">Se desarrolla </text:span><text:span text:style-name="T44">un módulo para verificar la vigencia y validez de un certificado emitido por una entidad certificadora, misma que que dispondrá de un servidor OCSP y una archivo CRL para realizará las consultas correspondientes.</text:span></text:p>
          </table:table-cell>
          <table:covered-table-cell/>
        </table:table-row>
      </table:table>
      <text:p text:style-name="P49"><text:span text:style-name="T25">Tabla </text:span><text:span text:style-name="T25"><text:sequence text:ref-name="refTable12" text:name="Table" text:formula="ooow:Table+1" style:num-format="1">3.12</text:sequence></text:span><text:span text:style-name="T25"> </text:span>Tarjeta de Tarea 3.1 de Historia de Usuario 3</text:p>
      <text:p text:style-name="P73"><text:span text:style-name="T25">Fuente:</text:span> Elaboración propia</text:p>
      <text:p text:style-name="P84">La <text:sequence-ref text:reference-format="caption" text:ref-name="refTable12">Tarjeta de Tarea 3.1 de Historia de Usuario 3</text:sequence-ref> <text:span text:style-name="T60">es el módulo que permitirá realizar la verificación del certificado del funcionario público, las consultas se realizaran con el ID del funcionario tanto al servidor OCSP como al CRL.</text:span></text:p>
      <text:p text:style-name="P83"/>
      <table:table table:name="Tabla14" table:style-name="Tabla14">
        <table:table-column table:style-name="Tabla14.A"/>
        <table:table-column table:style-name="Tabla14.B"/>
        <table:table-row>
          <table:table-cell table:style-name="Tabla14.A1" table:number-columns-spanned="2" office:value-type="string">
            <text:p text:style-name="P57">Tarea</text:p>
          </table:table-cell>
          <table:covered-table-cell/>
        </table:table-row>
        <table:table-row>
          <table:table-cell table:style-name="Tabla14.A2" office:value-type="string">
            <text:p text:style-name="P60">Numero de Tarea: <text:span text:style-name="T43">3.</text:span><text:span text:style-name="T45">2</text:span></text:p>
          </table:table-cell>
          <table:table-cell table:style-name="Tabla14.B2" office:value-type="string">
            <text:p text:style-name="P60">Numero de Historia: <text:span text:style-name="T43">3</text:span></text:p>
          </table:table-cell>
        </table:table-row>
        <table:table-row>
          <table:table-cell table:style-name="Tabla14.B2" table:number-columns-spanned="2" office:value-type="string">
            <text:p text:style-name="P60">Nombre de tarea:<text:span text:style-name="T27"> </text:span><text:span text:style-name="T39">D</text:span><text:span text:style-name="T44">esarrollo de </text:span><text:span text:style-name="T45">interfaz</text:span><text:span text:style-name="T44"> para realizar las consultas al servidor OCSP y obtener información de un CRL.</text:span></text:p>
          </table:table-cell>
          <table:covered-table-cell/>
        </table:table-row>
        <table:table-row>
          <table:table-cell table:style-name="Tabla14.B2" table:number-columns-spanned="2" office:value-type="string">
            <text:p text:style-name="P60">Tipo de tarea: <text:span text:style-name="T29">Desarrollo</text:span></text:p>
          </table:table-cell>
          <table:covered-table-cell/>
        </table:table-row>
        <table:table-row>
          <table:table-cell table:style-name="Tabla14.B2" table:number-columns-spanned="2" office:value-type="string">
            <text:p text:style-name="P60">Programador(a) Responsable: <text:span text:style-name="T27"><text:s/></text:span><text:span text:style-name="T29">Armin Mesa Sanchez</text:span></text:p>
          </table:table-cell>
          <table:covered-table-cell/>
        </table:table-row>
        <table:table-row>
          <table:table-cell table:style-name="Tabla14.B2" table:number-columns-spanned="2" office:value-type="string">
            <text:p text:style-name="P60">Descripción: <text:span text:style-name="T29">Se desarrolla </text:span><text:span text:style-name="T44">un</text:span><text:span text:style-name="T45">a interfaz</text:span><text:span text:style-name="T44"> para verificar la vigencia y validez de un certificado emitido por una entidad certificadora, </text:span><text:span text:style-name="T45">el usuario ingresara la url del servidor OCSP.</text:span></text:p>
          </table:table-cell>
          <table:covered-table-cell/>
        </table:table-row>
      </table:table>
      <text:p text:style-name="P49">Tabla <text:sequence text:ref-name="refTable13" text:name="Table" text:formula="ooow:Table+1" style:num-format="1">3.13</text:sequence> Tarjeta de Tarea 3.2 de Historia de Usuario 3</text:p>
      <text:p text:style-name="P74">Fuente: Elaboración propia</text:p>
      <text:p text:style-name="P85">La <text:sequence-ref text:reference-format="caption" text:ref-name="refTable13">Tarjeta de Tarea 3.2 de Historia de Usuario 3</text:sequence-ref> sera un interfaz simple para el usuario, en el cual el usuario seleccionara si quiere realizar la consulta a un servidor OSCP <text:span text:style-name="T61">y si quiere usar un CRL.</text:span></text:p>
      <text:p text:style-name="P86"/>
      <table:table table:name="Tabla15" table:style-name="Tabla15">
        <table:table-column table:style-name="Tabla15.A"/>
        <table:table-column table:style-name="Tabla15.B"/>
        <text:soft-page-break/>
        <table:table-row>
          <table:table-cell table:style-name="Tabla15.A1" table:number-columns-spanned="2" office:value-type="string">
            <text:p text:style-name="P62">Historias de Usuario</text:p>
          </table:table-cell>
          <table:covered-table-cell/>
        </table:table-row>
        <table:table-row>
          <table:table-cell table:style-name="Tabla15.A2" office:value-type="string">
            <text:p text:style-name="P64">Numero: <text:span text:style-name="T46">4</text:span></text:p>
          </table:table-cell>
          <table:table-cell table:style-name="Tabla15.B2" office:value-type="string">
            <text:p text:style-name="P66">Nombre: <text:span text:style-name="T22"><text:s/></text:span><text:span text:style-name="T23">Visualización de documento pdf.</text:span></text:p>
          </table:table-cell>
        </table:table-row>
        <table:table-row>
          <table:table-cell table:style-name="Tabla15.A2" office:value-type="string">
            <text:p text:style-name="P66">Autor: <text:span text:style-name="T28">Armin Mesa Sanchez</text:span></text:p>
          </table:table-cell>
          <table:table-cell table:style-name="Tabla15.B2" office:value-type="string">
            <text:p text:style-name="P68"/>
          </table:table-cell>
        </table:table-row>
        <table:table-row>
          <table:table-cell table:style-name="Tabla15.A2" office:value-type="string">
            <text:p text:style-name="P66">Prioridad: <text:span text:style-name="T46">Media</text:span></text:p>
          </table:table-cell>
          <table:table-cell table:style-name="Tabla15.B2" office:value-type="string">
            <text:p text:style-name="P68"/>
          </table:table-cell>
        </table:table-row>
        <table:table-row>
          <table:table-cell table:style-name="Tabla15.B2" table:number-columns-spanned="2" office:value-type="string">
            <text:p text:style-name="P66">Descripción: <text:span text:style-name="T28">Se desarrollara </text:span><text:span text:style-name="T42">un módulo para </text:span><text:span text:style-name="T46">poder visualizar un documento pdf.</text:span></text:p>
          </table:table-cell>
          <table:covered-table-cell/>
        </table:table-row>
      </table:table>
      <text:p text:style-name="P49">Tabla <text:sequence text:ref-name="refTable14" text:name="Table" text:formula="ooow:Table+1" style:num-format="1">3.14</text:sequence> Historia de Usuario 4</text:p>
      <text:p text:style-name="P75">Fuente: Elaboración propia</text:p>
      <text:p text:style-name="P87">Esta historia de usuario es importante para poder ver el documento pdf</text:p>
      <text:p text:style-name="P86"/>
      <text:h text:style-name="P69" text:outline-level="3">PLAN DE ENTREGAS</text:h>
      <text:p text:style-name="P10"/>
      <text:p text:style-name="P5">Una característica muy <text:span text:style-name="T9">útil</text:span> de la <text:span text:style-name="T9">metodología</text:span> de desarrollo XP es la programación incremental<text:span text:style-name="T3">, </text:span><text:span text:style-name="T6">estas</text:span><text:span text:style-name="T4"> iteraciones </text:span><text:span text:style-name="T6">consisten en </text:span><text:span text:style-name="T4">un ciclo completo de trabajo en las que se va definiendo las historias de usuario </text:span><text:span text:style-name="T7">que van a ser atendidas en dicho ciclo</text:span><text:span text:style-name="T4">, en este sentido se planifica la distribución de tiempo para cada modulo que se desarrollara.</text:span></text:p>
      <text:p text:style-name="P6"><text:span text:style-name="T2">Cada una de las iteraciones responden una cantidad de requisitos definidos p</text:span><text:span text:style-name="T5">ara el desarrollo de los módulos, estos son los artefactos de la metodología XP, como así también el lenguaje de modelado UML. En la </text:span><text:span text:style-name="T5"><text:sequence-ref text:reference-format="text" text:ref-name="refTable9">Tabla 3.15 Plan de entregas</text:sequence-ref></text:span><text:span text:style-name="T5"> se detalla la planificación de las iteraciones.</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4">Iteraciones</text:p>
          </table:table-cell>
          <table:table-cell table:style-name="Tabla1.A1" office:value-type="string">
            <text:p text:style-name="P24">Historias de usuario</text:p>
          </table:table-cell>
          <table:table-cell table:style-name="Tabla1.A1" office:value-type="string">
            <text:p text:style-name="P24">Duración</text:p>
          </table:table-cell>
          <table:table-cell table:style-name="Tabla1.D1" office:value-type="string">
            <text:p text:style-name="P24">Fecha inicio</text:p>
          </table:table-cell>
        </table:table-row>
        <table:table-row>
          <table:table-cell table:style-name="Tabla1.A2" office:value-type="string">
            <text:p text:style-name="P34">Primera</text:p>
          </table:table-cell>
          <table:table-cell table:style-name="Tabla1.B5" office:value-type="string">
            <text:list xml:id="list4083039611467413725" text:style-name="L1">
              <text:list-item>
                <text:p text:style-name="P88"><text:span text:style-name="T12">U</text:span>sar la firma digital de un servidor público <text:span text:style-name="T13">almacenada en un token</text:span> para firmar documentos en formato PDF.</text:p>
              </text:list-item>
              <text:list-item>
                <text:p text:style-name="P89"><text:span text:style-name="T12">F</text:span>irmar documentos en formato PDF.</text:p>
              </text:list-item>
            </text:list>
          </table:table-cell>
          <table:table-cell table:style-name="Tabla1.A2" office:value-type="string">
            <text:p text:style-name="P33">5 Semanas</text:p>
          </table:table-cell>
          <table:table-cell table:style-name="Tabla1.D2" office:value-type="string">
            <text:p text:style-name="P33">17/08/2015</text:p>
          </table:table-cell>
        </table:table-row>
        <table:table-row>
          <table:table-cell table:style-name="Tabla1.A2" office:value-type="string">
            <text:p text:style-name="P34">Segunda</text:p>
          </table:table-cell>
          <table:table-cell table:style-name="Tabla1.B5" office:value-type="string">
            <text:list xml:id="list7860388337919839566" text:style-name="L2">
              <text:list-item>
                <text:p text:style-name="P93"><text:span text:style-name="T16">V</text:span><text:span text:style-name="T14">alidación y comprobación de estado del certificado otorgado por la entidad certificadora para tener una constancia del estado del certificado.</text:span></text:p>
              </text:list-item>
              <text:list-item>
                <text:p text:style-name="P92">V<text:span text:style-name="T24">isualizar un documento en formato PDF.</text:span></text:p>
              </text:list-item>
            </text:list>
          </table:table-cell>
          <table:table-cell table:style-name="Tabla1.A2" office:value-type="string">
            <text:p text:style-name="P33">3 Semanas</text:p>
          </table:table-cell>
          <table:table-cell table:style-name="Tabla1.D2" office:value-type="string">
            <text:p text:style-name="P33">14/09/2015</text:p>
          </table:table-cell>
        </table:table-row>
        <table:table-row>
          <table:table-cell table:style-name="Tabla1.A2" office:value-type="string">
            <text:p text:style-name="P34">Tercera</text:p>
          </table:table-cell>
          <table:table-cell table:style-name="Tabla1.B5" office:value-type="string">
            <text:list xml:id="list5380675066782487270" text:style-name="L3">
              <text:list-item>
                <text:p text:style-name="P94"><text:span text:style-name="T15">Incluir s</text:span><text:span text:style-name="T14">ello de tiempo </text:span><text:span text:style-name="T16">de la entidad certificadora</text:span><text:span text:style-name="T14"> pa</text:span><text:span text:style-name="T15">ra</text:span><text:span text:style-name="T14"> los documentos firmados en formato PDF.</text:span></text:p>
              </text:list-item>
              <text:list-item>
                <text:p text:style-name="P94"><text:span text:style-name="T16">I</text:span><text:span text:style-name="T14">ncluir la marca de agua con la información del servidor publico.</text:span></text:p>
              </text:list-item>
            </text:list>
          </table:table-cell>
          <table:table-cell table:style-name="Tabla1.A2" office:value-type="string">
            <text:p text:style-name="P33">3 semanas</text:p>
          </table:table-cell>
          <table:table-cell table:style-name="Tabla1.D2" office:value-type="string">
            <text:p text:style-name="P33">05/10/2015</text:p>
          </table:table-cell>
        </table:table-row>
        <table:table-row>
          <table:table-cell table:style-name="Tabla1.A2" office:value-type="string">
            <text:p text:style-name="P34">Cuarta</text:p>
          </table:table-cell>
          <table:table-cell table:style-name="Tabla1.B5" office:value-type="string">
            <text:list xml:id="list6136129166316533415" text:style-name="L4">
              <text:list-item>
                <text:p text:style-name="P90"><text:span text:style-name="T10">V</text:span>alidación de un documento impreso, mediante un código QR.</text:p>
              </text:list-item>
              <text:list-item>
                <text:p text:style-name="P90"><text:span text:style-name="T10">A</text:span>lmacenamiento del historial de firmas realizadas <text:span text:style-name="T10">por los servidores públicos.</text:span></text:p>
              </text:list-item>
              <text:list-item>
                <text:p text:style-name="P91"><text:span text:style-name="T11">V</text:span>alidación y verificación de firmas digitales en documentos con formato PDF.</text:p>
              </text:list-item>
            </text:list>
          </table:table-cell>
          <table:table-cell table:style-name="Tabla1.A2" office:value-type="string">
            <text:p text:style-name="P33">3 Semanas</text:p>
          </table:table-cell>
          <table:table-cell table:style-name="Tabla1.D2" office:value-type="string">
            <text:p text:style-name="P33">26/10/2015</text:p>
          </table:table-cell>
        </table:table-row>
      </table:table>
      <text:p text:style-name="P47"><text:span text:style-name="T25">Tabla </text:span><text:span text:style-name="T25"><text:sequence text:ref-name="refTable9" text:name="Table" text:formula="ooow:Table+1" style:num-format="1">3.15</text:sequence></text:span> Plan de entregas</text:p>
      <text:p text:style-name="P48"><text:span text:style-name="T25">Fuente</text:span>: Elaboración propia</text:p>
      <text:p text:style-name="P1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0-27T00:09:18.505065256</dc:date>
    <dc:creator>armin </dc:creator>
    <meta:editing-duration>PT1H22M48S</meta:editing-duration>
    <meta:editing-cycles>7</meta:editing-cycles>
    <meta:generator>LibreOffice/5.0.2.2$Linux_X86_64 LibreOffice_project/00m0$Build-2</meta:generator>
    <meta:document-statistic meta:table-count="15" meta:image-count="0" meta:object-count="0" meta:page-count="7" meta:paragraph-count="177" meta:word-count="1990" meta:character-count="12095" meta:non-whitespace-character-count="10282"/>
  </office:meta>
</office:document-meta>
</file>